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108cm" table:align="margins"/>
    </style:style>
    <style:style style:name="Tableau1.A" style:family="table-column">
      <style:table-column-properties style:column-width="1.475cm" style:rel-column-width="836*"/>
    </style:style>
    <style:style style:name="Tableau1.B" style:family="table-column">
      <style:table-column-properties style:column-width="9.232cm" style:rel-column-width="5234*"/>
    </style:style>
    <style:style style:name="Tableau1.C" style:family="table-column">
      <style:table-column-properties style:column-width="9.402cm" style:rel-column-width="5330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1.63cm"/>
    </style:style>
    <style:style style:name="Tableau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3" style:family="table">
      <style:table-properties style:width="18.44cm" table:align="margins"/>
    </style:style>
    <style:style style:name="Tableau3.A" style:family="table-column">
      <style:table-column-properties style:column-width="4.609cm" style:rel-column-width="16383*"/>
    </style:style>
    <style:style style:name="Tableau3.D" style:family="table-column">
      <style:table-column-properties style:column-width="4.61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text-properties style:use-window-font-color="true" style:font-name="Comic Sans MS" fo:font-size="11pt" fo:font-weight="normal" officeooo:rsid="0004c0b1" officeooo:paragraph-rsid="00188957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use-window-font-color="true" style:font-name="Comic Sans MS" fo:font-size="11pt" fo:font-weight="normal" officeooo:paragraph-rsid="00188957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use-window-font-color="true" style:font-name="Comic Sans MS" fo:font-size="11pt" fo:font-weight="normal" officeooo:rsid="000623b6" officeooo:paragraph-rsid="00188957" fo:background-color="transparent" style:font-size-asian="11pt" style:font-weight-asian="normal" style:font-size-complex="11pt" style:font-weight-complex="normal"/>
    </style:style>
    <style:style style:name="P8" style:family="paragraph" style:parent-style-name="Table_20_Contents">
      <loext:graphic-properties draw:fill="solid" draw:fill-color="#ffff99" draw:opacity="100%"/>
      <style:paragraph-properties fo:background-color="#ffff99"/>
      <style:text-properties style:use-window-font-color="true" style:font-name="Comic Sans MS" fo:font-size="11pt" fo:font-weight="normal" officeooo:rsid="000623b6" officeooo:paragraph-rsid="00188957" fo:background-color="transparent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use-window-font-color="true" style:font-name="Comic Sans MS" fo:font-size="11pt" fo:font-weight="bold" officeooo:paragraph-rsid="00188957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5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size="7pt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normal" officeooo:paragraph-rsid="00188957" fo:background-color="transparent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officeooo:rsid="0004c0b1" officeooo:paragraph-rsid="00188957" fo:background-color="transparent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officeooo:paragraph-rsid="00188957" fo:background-color="transparent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normal" officeooo:rsid="00188957" officeooo:paragraph-rsid="00188957" fo:background-color="transparent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bold" officeooo:rsid="0004c0b1" officeooo:paragraph-rsid="00188957" fo:background-color="transparent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officeooo:rsid="0004c0b1" officeooo:paragraph-rsid="00188957" fo:background-color="transparent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bold" officeooo:paragraph-rsid="00188957" fo:background-color="transparent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bold" officeooo:rsid="00188957" officeooo:paragraph-rsid="00188957" fo:background-color="transparent" style:font-size-asian="11pt" style:font-weight-asian="bold" style:font-size-complex="11pt" style:font-weight-complex="bold"/>
    </style:style>
    <style:style style:name="P28" style:family="paragraph" style:parent-style-name="Standard">
      <style:text-properties fo:font-weight="normal" officeooo:rsid="00198c98" officeooo:paragraph-rsid="00198c98" style:font-weight-asian="normal" style:font-weight-complex="normal"/>
    </style:style>
    <style:style style:name="P29" style:family="paragraph" style:parent-style-name="Table_20_Contents">
      <style:text-properties style:use-window-font-color="true" style:font-name="Comic Sans MS" fo:font-size="11pt" fo:font-weight="normal" officeooo:rsid="0004c0b1" officeooo:paragraph-rsid="00188957" fo:background-color="transparent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normal" officeooo:rsid="0004c0b1" officeooo:paragraph-rsid="00188957" fo:background-color="transparent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normal" officeooo:rsid="00198c98" officeooo:paragraph-rsid="00198c98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c0b1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8957"/>
    </style:style>
    <style:style style:name="T5" style:family="text">
      <style:text-properties officeooo:rsid="0004c0b1"/>
    </style:style>
    <style:style style:name="T6" style:family="text">
      <style:text-properties officeooo:rsid="000623b6"/>
    </style:style>
    <style:style style:name="T7" style:family="text">
      <style:text-properties officeooo:rsid="00198c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11">Vendredi 2<text:span text:style-name="T7">2</text:span> mars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6">horaires</text:p>
          </table:table-cell>
          <table:table-cell table:style-name="Tableau1.B2" office:value-type="string">
            <text:p text:style-name="P13">CP</text:p>
          </table:table-cell>
          <table:table-cell table:style-name="Tableau1.C2" office:value-type="string">
            <text:p text:style-name="P13">CE1</text:p>
          </table:table-cell>
        </table:table-row>
        <table:table-row>
          <table:table-cell table:style-name="Tableau1.A2" table:number-rows-spanned="2" office:value-type="string">
            <text:p text:style-name="P11">8h30</text:p>
            <text:p text:style-name="P11"/>
            <text:p text:style-name="P11"/>
            <text:p text:style-name="P11"/>
            <text:p text:style-name="P11">8h45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9h15</text:p>
            <text:p text:style-name="P11"/>
            <text:p text:style-name="P11"/>
            <text:p text:style-name="P11"/>
            <text:p text:style-name="P11">9h45</text:p>
          </table:table-cell>
          <table:table-cell table:style-name="Tableau1.B3" table:number-columns-spanned="2" office:value-type="string">
            <text:p text:style-name="P3">Rituel : - le jour d'aujourd'hui : la roue des jours + écriture de la date au tableau. Encodage par les CP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P9">Lecture</text:p>
            <text:p text:style-name="P10">→ <text:span text:style-name="T1">lire dans sa tête le texte : entourer les mots </text:span><text:span text:style-name="T2">qu’on ne comprend pas ou qu’on ne réussit pas à lire seul. Repérer les liaisons. </text:span></text:p>
            <text:p text:style-name="P29">→ lire deux par deux : attention, s’expliquer le sens des mots si possible, et s’aider à décoder les mots difficiles</text:p>
            <text:p text:style-name="P5">→ lecture collective <text:span text:style-name="T5">avec support au TBI</text:span></text:p>
            <text:p text:style-name="P5">→ questions sur la compréhension du texte : mimer le texte.</text:p>
            <text:p text:style-name="P5">→ exercices du fichier</text:p>
            <text:p text:style-name="P5"/>
            <text:p text:style-name="P4">Ecriture des devoirs</text:p>
          </table:table-cell>
          <table:table-cell table:style-name="Tableau1.C4" office:value-type="string">
            <text:p text:style-name="P25">Lecture explicite</text:p>
            <text:p text:style-name="P21">Suite séance Lili lapin</text:p>
            <text:p text:style-name="P26">Dictée</text:p>
            <text:p text:style-name="P22">Écoute de la dictée au casque</text:p>
            <text:p text:style-name="P20">Ecrire la dictée sur son cahier</text:p>
            <text:p text:style-name="P20">Autocorrection en vert sur la table de correction (prévoir fiche de correction et stylo vert pour pas de triche possible)</text:p>
            <text:p text:style-name="P20"/>
            <text:p text:style-name="P24">EDL</text:p>
            <text:p text:style-name="P30">S<text:span text:style-name="T7">4</text:span> <text:span text:style-name="T6">Accord sujet verbe – individuel puis collectif</text:span></text:p>
            <text:p text:style-name="P30"/>
            <text:p text:style-name="P31">devoirs : évaluation pour semaine pro en EDL</text:p>
          </table:table-cell>
        </table:table-row>
        <table:table-row>
          <table:table-cell table:style-name="Tableau1.A2" office:value-type="string">
            <text:p text:style-name="P11">10h00</text:p>
          </table:table-cell>
          <table:table-cell table:style-name="Tableau1.C2" table:number-columns-spanned="2" office:value-type="string">
            <text:p text:style-name="P14">Récréation</text:p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11">10h15</text:p>
            <text:p text:style-name="P11"/>
            <text:p text:style-name="P11"/>
            <text:p text:style-name="P11"/>
            <text:p text:style-name="P11">10h30</text:p>
          </table:table-cell>
          <table:table-cell table:style-name="Tableau1.B6" office:value-type="string">
            <text:p text:style-name="P7"><text:span text:style-name="T3">Ecriture</text:span> :</text:p>
            <text:p text:style-name="P8">Ecriture d’une même phrase 3 fois puis remplir critères de réussite, recommencer s’il manque 2 croix ! </text:p>
          </table:table-cell>
          <table:table-cell table:style-name="Tableau1.C6" office:value-type="string">
            <text:p text:style-name="P27">Copie renversée</text:p>
            <text:p text:style-name="P23">Reprendre la copie de mardi. Remplir critères de réussites</text:p>
          </table:table-cell>
        </table:table-row>
        <table:table-row>
          <table:covered-table-cell/>
          <table:table-cell table:style-name="Tableau1.C6" table:number-columns-spanned="2" office:value-type="string">
            <text:p text:style-name="P2">Calcul mental :</text:p>
          </table:table-cell>
          <table:covered-table-cell/>
        </table:table-row>
        <table:table-row>
          <table:table-cell table:style-name="Tableau1.A2" office:value-type="string">
            <text:p text:style-name="P11">10h45</text:p>
          </table:table-cell>
          <table:table-cell table:style-name="Tableau1.C6" table:number-columns-spanned="2" office:value-type="string">
            <text:p text:style-name="P28">Suite nombres 59 <text:s text:c="60"/>Division, multiplication banque</text:p>
          </table:table-cell>
          <table:covered-table-cell/>
        </table:table-row>
        <table:table-row>
          <table:table-cell table:style-name="Tableau1.A2" office:value-type="string">
            <text:p text:style-name="P11">11h30</text:p>
          </table:table-cell>
          <table:table-cell table:style-name="Tableau1.B9" table:number-columns-spanned="2" office:value-type="string">
            <text:p text:style-name="P15">Pause méridienne</text:p>
          </table:table-cell>
          <table:covered-table-cell/>
        </table:table-row>
        <table:table-row>
          <table:table-cell table:style-name="Tableau1.A2" office:value-type="string">
            <text:p text:style-name="P11">13h00</text:p>
          </table:table-cell>
          <table:table-cell table:style-name="Tableau1.C6" table:number-columns-spanned="2" office:value-type="string">
            <text:p text:style-name="P18">EMC : cf guide ACCES</text:p>
          </table:table-cell>
          <table:covered-table-cell/>
        </table:table-row>
        <table:table-row>
          <table:table-cell table:style-name="Tableau1.A2" office:value-type="string">
            <text:p text:style-name="P11">13h45</text:p>
            <text:p text:style-name="P11"/>
          </table:table-cell>
          <table:table-cell table:style-name="Tableau1.C6" table:number-columns-spanned="2" office:value-type="string">
            <text:p text:style-name="P6">Ateliers autonome de maths : plan de travail </text:p>
            <text:p text:style-name="P6">Prise en charge d'un groupe de CP, (faire passer tous les CP) : atelier confusion d et b (mon plateau de jeu est ici, si tu trouves qqch sur internet....)</text:p>
          </table:table-cell>
          <table:covered-table-cell/>
        </table:table-row>
        <table:table-row>
          <table:table-cell table:style-name="Tableau1.A12" office:value-type="string">
            <text:p text:style-name="P11">14h30</text:p>
          </table:table-cell>
          <table:table-cell table:style-name="Tableau1.B9" table:number-columns-spanned="2" office:value-type="string">
            <text:p text:style-name="P19">Récréation</text:p>
          </table:table-cell>
          <table:covered-table-cell/>
        </table:table-row>
        <table:table-row>
          <table:table-cell table:style-name="Tableau1.A2" office:value-type="string">
            <text:p text:style-name="P11">14h45</text:p>
            <text:p text:style-name="P17">les groupes tournent au bout de 30 min</text:p>
            <text:p text:style-name="P11">15h45</text:p>
            <text:p text:style-name="P11">16h00</text:p>
          </table:table-cell>
          <table:table-cell table:style-name="Tableau1.C6" table:number-columns-spanned="2" office:value-type="string">
            <table:table table:name="Tableau3" table:style-name="Tableau3">
              <table:table-column table:style-name="Tableau3.A" table:number-columns-repeated="3"/>
              <table:table-column table:style-name="Tableau3.D"/>
              <table:table-row>
                <table:table-cell table:style-name="Tableau3.A1" office:value-type="string">
                  <text:p text:style-name="P12">Groupe 1 CP</text:p>
                </table:table-cell>
                <table:table-cell table:style-name="Tableau3.A1" office:value-type="string">
                  <text:p text:style-name="P12">Groupe 2 CP</text:p>
                </table:table-cell>
                <table:table-cell table:style-name="Tableau3.A1" office:value-type="string">
                  <text:p text:style-name="P12">Groupe 1 CE1</text:p>
                </table:table-cell>
                <table:table-cell table:style-name="Tableau3.D1" office:value-type="string">
                  <text:p text:style-name="P12">Groupe 2 CE1</text:p>
                </table:table-cell>
              </table:table-row>
              <table:table-row>
                <table:table-cell table:style-name="Tableau3.A2" table:number-rows-spanned="2" office:value-type="string">
                  <text:p text:style-name="P12">Révision des mots outils deux par deux.</text:p>
                </table:table-cell>
                <table:table-cell table:style-name="Tableau3.A2" table:number-rows-spanned="2" office:value-type="string">
                  <text:p text:style-name="P12">Dictées muettes (<text:span text:style-name="T3">encodage</text:span>)</text:p>
                </table:table-cell>
                <table:table-cell table:style-name="Tableau3.C2" table:number-columns-spanned="2" office:value-type="string">
                  <text:p text:style-name="P12">Ateliers autonomes : plan de travail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Tableau3.C2" table:number-columns-spanned="2" office:value-type="string">
                  <text:p text:style-name="P12">Lecture à voix haute avec PE</text:p>
                </table:table-cell>
                <table:covered-table-cell/>
              </table:table-row>
            </table:table>
            <text:p text:style-name="P6">Bilan des ateliers / Regard sur les plans de travail.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62cm" fo:margin-bottom="2cm" fo:margin-left="0.203cm" fo:margin-right="0.6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a Agnellini</meta:initial-creator>
    <meta:creation-date>2018-09-17T16:24:40.49</meta:creation-date>
    <dc:date>2019-03-18T10:44:33.463000000</dc:date>
    <meta:editing-duration>P4DT2H57M41S</meta:editing-duration>
    <meta:editing-cycles>19</meta:editing-cycles>
    <meta:generator>LibreOffice/5.3.7.2$Windows_X86_64 LibreOffice_project/6b8ed514a9f8b44d37a1b96673cbbdd077e24059</meta:generator>
    <meta:document-statistic meta:table-count="2" meta:image-count="0" meta:object-count="0" meta:page-count="1" meta:paragraph-count="58" meta:word-count="309" meta:character-count="1754" meta:non-whitespace-character-count="1438"/>
  </office:meta>
</office:document-meta>
</file>